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14H30M45.505051S" calcext:value-type="time">
            <text:p>914:30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3H58M16.09S" calcext:value-type="time">
            <text:p>03:58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3H58M16.09S" calcext:value-type="time">
            <text:p>03:5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7]-[.B187] &gt; 0; [.C187]-[.B1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7]-[.F187] &gt; 0; [.G187]-[.F187]; 0)" office:value-type="time" office:time-value="PT00H00M00S" calcext:value-type="time">
            <text:p>00:00</text:p>
          </table:table-cell>
          <table:table-cell table:formula="of:=[.D187]+[.H1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8]-[.B188] &gt; 0; [.C188]-[.B1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8]-[.F188] &gt; 0; [.G188]-[.F188]; 0)" office:value-type="time" office:time-value="PT00H00M00S" calcext:value-type="time">
            <text:p>00:00</text:p>
          </table:table-cell>
          <table:table-cell table:formula="of:=[.D188]+[.H1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9]-[.B189] &gt; 0; [.C189]-[.B1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07:40:12.6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13T15:31:14.605000000</dc:date>
    <meta:editing-duration>P40DT52M50S</meta:editing-duration>
    <meta:editing-cycles>1068</meta:editing-cycles>
    <meta:generator>LibreOffice/7.2.6.2$Windows_X86_64 LibreOffice_project/b0ec3a565991f7569a5a7f5d24fed7f52653d754</meta:generator>
    <meta:document-statistic meta:table-count="2" meta:cell-count="1368" meta:object-count="0"/>
  </office:meta>
</office:document-meta>
</file>